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Open Sans" svg:font-family="'Open Sans'" style:font-family-generic="swiss"/>
    <style:font-face style:name="Open Sans Condensed Light" svg:font-family="'Open Sans Condensed Light'" style:font-family-generic="swiss"/>
    <style:font-face style:name="Open Sans1" svg:font-family="'Open Sans'" style:font-family-generic="swiss" style:font-pitch="variable"/>
    <style:font-face style:name="Open Sans Condensed Light1" svg:font-family="'Open Sans Condensed Light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6.6771in" fo:margin-left="0.025in" table:align="left"/>
    </style:style>
    <style:style style:name="Table1.A" style:family="table-column">
      <style:table-column-properties style:column-width="0.5in"/>
    </style:style>
    <style:style style:name="Table1.B" style:family="table-column">
      <style:table-column-properties style:column-width="2.9375in"/>
    </style:style>
    <style:style style:name="Table1.C" style:family="table-column">
      <style:table-column-properties style:column-width="0.6875in"/>
    </style:style>
    <style:style style:name="Table1.D" style:family="table-column">
      <style:table-column-properties style:column-width="1.2083in"/>
    </style:style>
    <style:style style:name="Table1.E" style:family="table-column">
      <style:table-column-properties style:column-width="1.3438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E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E6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line-height="50%"/>
    </style:style>
    <style:style style:name="P2" style:family="paragraph" style:parent-style-name="Text_20_body">
      <style:paragraph-properties fo:line-height="50%"/>
      <style:text-properties fo:font-size="24pt" style:font-size-asian="21pt" style:font-size-complex="24pt"/>
    </style:style>
    <style:style style:name="P3" style:family="paragraph" style:parent-style-name="Table_20_Contents">
      <style:paragraph-properties fo:text-align="center" style:justify-single-word="false"/>
      <style:text-properties style:font-name="Open Sans1" fo:font-size="14pt" fo:font-weight="bold" officeooo:rsid="001d88cd" officeooo:paragraph-rsid="001d88cd" style:font-size-asian="14pt" style:font-weight-asian="bold" style:font-size-complex="14pt" style:font-weight-complex="bold"/>
    </style:style>
    <style:style style:name="P4" style:family="paragraph" style:parent-style-name="Table_20_Contents">
      <style:text-properties fo:font-size="14pt" style:font-size-asian="14pt" style:font-size-complex="14pt"/>
    </style:style>
    <style:style style:name="P5" style:family="paragraph" style:parent-style-name="Table_20_Contents">
      <style:paragraph-properties fo:text-align="center" style:justify-single-word="false"/>
      <style:text-properties fo:font-size="14pt" officeooo:rsid="001e880e" officeooo:paragraph-rsid="001e880e" style:font-size-asian="14pt" style:font-size-complex="14pt"/>
    </style:style>
    <style:style style:name="P6" style:family="paragraph" style:parent-style-name="Table_20_Contents">
      <style:paragraph-properties fo:text-align="center" style:justify-single-word="false"/>
      <style:text-properties fo:font-size="14pt" officeooo:rsid="001dfbb4" officeooo:paragraph-rsid="001dfbb4" style:font-size-asian="14pt" style:font-size-complex="14pt"/>
    </style:style>
    <style:style style:name="P7" style:family="paragraph" style:parent-style-name="Table_20_Contents">
      <style:paragraph-properties fo:text-align="center" style:justify-single-word="false"/>
      <style:text-properties fo:font-size="14pt" officeooo:rsid="001d88cd" officeooo:paragraph-rsid="001d88cd" style:font-size-asian="14pt" style:font-size-complex="14pt"/>
    </style:style>
    <style:style style:name="P8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9" style:family="paragraph" style:parent-style-name="Heading_20_1">
      <style:paragraph-properties fo:line-height="100%" fo:text-align="center" style:justify-single-word="false"/>
      <style:text-properties fo:font-size="28pt" style:font-size-asian="28pt" style:font-size-complex="28pt"/>
    </style:style>
    <style:style style:name="P10" style:family="paragraph" style:parent-style-name="Horizontal_20_Line">
      <style:paragraph-properties fo:line-height="100%"/>
    </style:style>
    <style:style style:name="T1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List of Numerical Analysis Assignments</text:h>
      <text:p text:style-name="P10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3">No</text:p>
          </table:table-cell>
          <table:table-cell table:style-name="Table1.A1" office:value-type="string">
            <text:p text:style-name="P3">Topic</text:p>
          </table:table-cell>
          <table:table-cell table:style-name="Table1.A1" office:value-type="string">
            <text:p text:style-name="P3">Page No.</text:p>
          </table:table-cell>
          <table:table-cell table:style-name="Table1.A1" office:value-type="string">
            <text:p text:style-name="P3">Date</text:p>
          </table:table-cell>
          <table:table-cell table:style-name="Table1.E1" office:value-type="string">
            <text:p text:style-name="P3">Teacher’s Signature</text:p>
          </table:table-cell>
        </table:table-row>
        <table:table-row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Bisection Method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7">20/09/2017</text:p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7">2</text:p>
          </table:table-cell>
          <table:table-cell table:style-name="Table1.A2" office:value-type="string">
            <text:p text:style-name="P7">Newton’s Forward Interpolation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7">08/11/2017</text:p>
          </table:table-cell>
          <table:table-cell table:style-name="Table1.E3" office:value-type="string">
            <text:p text:style-name="P4"/>
          </table:table-cell>
        </table:table-row>
        <table:table-row>
          <table:table-cell table:style-name="Table1.A2" office:value-type="string">
            <text:p text:style-name="P6">3</text:p>
          </table:table-cell>
          <table:table-cell table:style-name="Table1.A2" office:value-type="string">
            <text:p text:style-name="P6">Gauss Elimination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6">22/11/2017</text:p>
          </table:table-cell>
          <table:table-cell table:style-name="Table1.E4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4</text:p>
          </table:table-cell>
          <table:table-cell table:style-name="Table1.A2" office:value-type="string">
            <text:p text:style-name="P5">Runge-Kutta Method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5">10/01/2018</text:p>
          </table:table-cell>
          <table:table-cell table:style-name="Table1.E5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5</text:p>
          </table:table-cell>
          <table:table-cell table:style-name="Table1.A2" office:value-type="string">
            <text:p text:style-name="P5">Simpson’s 1/3<text:span text:style-name="T1">rd</text:span> Rule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5">17/01/2018</text:p>
          </table:table-cell>
          <table:table-cell table:style-name="Table1.E6" office:value-type="string"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Open Sans" svg:font-family="'Open Sans'" style:font-family-generic="swiss"/>
    <style:font-face style:name="Open Sans Condensed Light" svg:font-family="'Open Sans Condensed Light'" style:font-family-generic="swiss"/>
    <style:font-face style:name="Open Sans1" svg:font-family="'Open Sans'" style:font-family-generic="swiss" style:font-pitch="variable"/>
    <style:font-face style:name="Open Sans Condensed Light1" svg:font-family="'Open Sans Condensed Light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Open Sans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Open Sans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Open Sans Condensed Light" fo:font-family="'Open Sans Condensed Light'" style:font-family-generic="swiss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Open Sans" fo:font-family="'Open Sans'" style:font-family-generic="swiss"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Open Sans" fo:font-family="'Open Sans'" style:font-family-generic="swiss"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Open Sans" fo:font-family="'Open Sans'" style:font-family-generic="swiss"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8T10:55:44.181315930</meta:creation-date>
    <dc:date>2018-04-18T11:20:27.070822421</dc:date>
    <meta:editing-duration>PT14M28S</meta:editing-duration>
    <meta:editing-cycles>3</meta:editing-cycles>
    <meta:generator>LibreOffice/6.0.3.2$Linux_X86_64 LibreOffice_project/00m0$Build-2</meta:generator>
    <meta:document-statistic meta:table-count="1" meta:image-count="0" meta:object-count="0" meta:page-count="1" meta:paragraph-count="21" meta:word-count="34" meta:character-count="232" meta:non-whitespace-character-count="219"/>
  </office:meta>
</office:document-meta>
</file>